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Os usuários e seu trato com dados nas empresas”</text:p>
      <text:p text:style-name="Standard"/>
      <text:p text:style-name="Standard">Conforme Laudon e Laudon (2010), com o advento da Tecnologia de Informação, os negócios não são mais os mesmos. Ele levanta algumas questões como “O que torna os sistemas de informação tão essenciais hoje? Por que empresas investem tanto em tecnologias e sistemas?”. Ele aponta alguns objetivos mais gerais como a intenção das empresas em atingir seis importantes objetivos organizacionais: excelência operacional; novos produtos, serviços e modelos de negócio; relacionamento mais estreito com clientes e fornecedores; melhor tomada de decisões; vantagem competitiva e sobrevivência.</text:p>
      <text:p text:style-name="Standard"/>
      <text:p text:style-name="Standard">Uma determinada empresa, para atingir estes objetivos, avalia e reformula seus processos de negócios e um insumo importante para os processos é o dado ou informação. Estes dados e informações podem servir, por exemplo, para a execução das tarefas em si e, assim, agilizar e melhor operacionalizar os fluxos de trabalhos. Além disso, com as informações devidamente capturadas, armazenadas, processadas e analisadas os níveis gerenciais e táticos acabam tendo melhores condições de fazer uma gestão das áreas e do negócio como um todo. Os vários elementos que compõem o sistema de informação: as pessoas, os processos, as tecnologias ficam todos orquestrados de maneira mais eficaz e eficiente.</text:p>
      <text:p text:style-name="Standard"/>
      <text:p text:style-name="Standard">Uma tecnologia importante na arquitetura de um banco de dados é o SGBD, que é o grande responsável por abrigar os dados do negócio de forma conveniente, eficiente e segura. Através de diversos tipos de softwares e equipamentos de clientes, por exemplo, programas em computadores, aplicativos em celulares, browser da web, os usuários acessam e manipulam as informações na execução de seus processos.</text:p>
      <text:p text:style-name="Standard"/>
      <text:p text:style-name="Standard">Para exemplificar, imagine um negócio de Pizzaria que resolveu ampliar a sua empresa com a venda de pizzas pela internet. Acompanhe a descrição a seguir:</text:p>
      <text:p text:style-name="Standard"/>
      <text:p text:style-name="Standard">“Para o site iniciar a operação para a pizzaria on-line, um funcionário da pizzaria, responsável pelo cardápio, cadastrou todas as pizzas, outros pratos, bebidas e sobremesas que estariam disponíveis para o usuário. Com o cardápio cadastrado, um cliente interessado pode agora acessar o site, realizar o cadastro e registrar os itens do cardápio em seu pedido e daí efetivar o seu pedido. Uma vez solicitado, a cozinha já é sinalizada automaticamente assim que o pedido ocorre, ela, então, produz a pizza que segue para a entrega. Um responsável pela entrega, algum motorista equipado com moto ou similar, providencia a entrega e coleta o dinheiro para o pagamento, caso este não tenha sido feito ainda por cartão de crédito. Ao retornar, o caixa finaliza o pedido. Diante de todas as informações do processo, o gerente consegue obter relatórios e realizar pesquisas para que tudo corra bem na pizzaria. Além disso, o pessoal do marketing pediu a lista de clientes e preferências para, através de um algoritmo de aprendizagem de máquina, mapear os padrões de consumo dos clientes da pizzaria e daí propor campanhas de marketing.”</text:p>
      <text:p text:style-name="Standard"/>
      <text:p text:style-name="Standard">Enfim, este cenário ilustra um pouco como um negócio de uma pizzaria online pode operar com seus processos apoiados e dinamizados com o uso de tecnologia de informação e com os dados auxiliando no fluxo de trabalho e gestão do negócio.</text:p>
      <text:p text:style-name="Standard"/>
      <text:p text:style-name="Standard">‍</text:p>
      <text:p text:style-name="Standard">Vamos Praticar</text:p>
      <text:p text:style-name="Standard"/>
      <text:p text:style-name="Standard">Bom, você conseguiu compreender o contexto e a importância da TI nos negócios? Então vamos refinar esta compreensão e daí um convite. Faça uma releitura do cenário exposto e identifique quais as pessoas envolvidas no processo e qual papel ou responsabilidade possuem no processo, por <text:soft-page-break/>exemplo, vimos que há o cozinheiro e que ele faz as pizzas? Quais os outros? Com os responsáveis identificados, avalie qual a necessidade de informação de cada um, por exemplo, o cozinheiro usado como exemplo precisa saber quais pizzas estão na fila para produção e para cada pedido, quais itens da receita. Por fim, ainda para cada responsável enumere quais os itens de <text:s/>tecnologia (computadores, smartphones, sistemas e outros) cada usuário usa diante do sistema e onde deve estar o SGBD com a armazenagem destes dados?</text:p>
      <text:p text:style-name="Standard"/>
      <text:p text:style-name="Standard">Esperamos, assim, que você perceba como um negócio usou a TI em seus processos. Caso queira ir além, imagine agora um outro cenário, uma startup de mobilidade ou uma locadora de automóveis. Que tal descrever o processo e responder às mesmas questões? Fique a vontade!</text:p>
      <text:p text:style-name="Standard"/>
      <text:p text:style-name="Standard">Ao final disponibilize seu trabalho no fórum da seção</text:p>
      <text:p text:style-name="Standard"/>
      <text:p text:style-name="Standard">‍</text:p>
      <text:p text:style-name="Standard">Referências</text:p>
      <text:p text:style-name="Standard"/>
      <text:p text:style-name="Standard">LAUDON, K.; LAUDON, J. Sistemas de Informações Gerenciais . São Paulo: Pearson Prentice Hall, 201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9T19:28:57.235074474</meta:creation-date>
    <dc:date>2022-04-19T19:29:17.604789682</dc:date>
    <meta:editing-duration>PT21S</meta:editing-duration>
    <meta:editing-cycles>1</meta:editing-cycles>
    <meta:document-statistic meta:table-count="0" meta:image-count="0" meta:object-count="0" meta:page-count="2" meta:paragraph-count="15" meta:word-count="718" meta:character-count="4491" meta:non-whitespace-character-count="3787"/>
    <meta:generator>LibreOffice/7.2.6.2$Linux_X86_64 LibreOffice_project/20$Build-2</meta:generator>
  </office:meta>
</office:document-meta>
</file>